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4A6DAF5E4C852F958.jpg" manifest:media-type="image/jpeg"/>
  <manifest:file-entry manifest:full-path="Pictures/1000000000000500000003244BC2925FD93979B1.jpg" manifest:media-type="image/jpeg"/>
  <manifest:file-entry manifest:full-path="Pictures/10000001000002A40000034A3778703352CAD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bc99" officeooo:paragraph-rsid="001cbc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hul Katinni</text:p>
      <text:p text:style-name="P1">S20200010091</text:p>
      <text:p text:style-name="P1"/>
      <text:p text:style-name="P1"/>
      <text:p text:style-name="P1"/>
      <text:p text:style-name="P1"><draw:frame draw:style-name="fr2" draw:name="Image1" text:anchor-type="char" svg:x="0.028in" svg:y="0.2945in" svg:width="6.9252in" svg:height="8.6252in" draw:z-index="0"><draw:image xlink:href="Pictures/10000001000002A40000034A3778703352CADF5F.png" xlink:type="simple" xlink:show="embed" xlink:actuate="onLoad" draw:mime-type="image/png"/></draw:frame></text:p>
      <text:p text:style-name="P1"><draw:frame draw:style-name="fr2" draw:name="Image2" text:anchor-type="char" svg:x="0.0138in" svg:y="5.1827in" svg:width="6.9252in" svg:height="4.3492in" draw:z-index="1"><draw:image xlink:href="Pictures/1000000000000500000003244BC2925FD93979B1.jpg" xlink:type="simple" xlink:show="embed" xlink:actuate="onLoad" draw:mime-type="image/jpeg"/></draw:frame><draw:frame draw:style-name="fr1" draw:name="Image3" text:anchor-type="char" svg:width="6.9252in" svg:height="4.3492in" draw:z-index="2"><draw:image xlink:href="Pictures/100000000000050000000324A6DAF5E4C852F95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6:01:38.605086436</meta:creation-date>
    <dc:date>2023-01-19T16:04:20.853230422</dc:date>
    <meta:editing-duration>PT2M43S</meta:editing-duration>
    <meta:editing-cycles>1</meta:editing-cycles>
    <meta:document-statistic meta:table-count="0" meta:image-count="3" meta:object-count="0" meta:page-count="2" meta:paragraph-count="2" meta:word-count="3" meta:character-count="25" meta:non-whitespace-character-count="24"/>
    <meta:generator>LibreOffice/7.3.7.2$Linux_X86_64 LibreOffice_project/30$Build-2</meta:generator>
  </office:meta>
</office:document-meta>
</file>